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29.35" calcext:value-type="float">
            <text:p>29.35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225.2" calcext:value-type="float">
            <text:p>225.2</text:p>
          </table:table-cell>
          <table:table-cell table:style-name="ce2" table:formula="of:=2.65+0.05+0.05+0.02+0.02" office:value-type="float" office:value="2.79" calcext:value-type="float">
            <text:p>2.79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" calcext:value-type="float">
            <text:p>227</text:p>
          </table:table-cell>
          <table:table-cell table:style-name="ce2" table:formula="of:=[.G2]+0.05" office:value-type="float" office:value="2.84" calcext:value-type="float">
            <text:p>2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6" calcext:value-type="float">
            <text:p>228.6</text:p>
          </table:table-cell>
          <table:table-cell table:style-name="ce2" table:formula="of:=[.G3]+0.05" office:value-type="float" office:value="2.89" calcext:value-type="float">
            <text:p>2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2" calcext:value-type="float">
            <text:p>230.2</text:p>
          </table:table-cell>
          <table:table-cell table:style-name="ce2" table:formula="of:=[.G4]+0.05" office:value-type="float" office:value="2.94" calcext:value-type="float">
            <text:p>2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7" calcext:value-type="float">
            <text:p>231.7</text:p>
          </table:table-cell>
          <table:table-cell table:style-name="ce2" table:formula="of:=[.G5]+0.05" office:value-type="float" office:value="2.99" calcext:value-type="float">
            <text:p>2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1" calcext:value-type="float">
            <text:p>233.1</text:p>
          </table:table-cell>
          <table:table-cell table:style-name="ce2" table:formula="of:=[.G6]+0.05" office:value-type="float" office:value="3.04" calcext:value-type="float">
            <text:p>3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4" calcext:value-type="float">
            <text:p>234.4</text:p>
          </table:table-cell>
          <table:table-cell table:style-name="ce2" table:formula="of:=[.G7]+0.05" office:value-type="float" office:value="3.09" calcext:value-type="float">
            <text:p>3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7" calcext:value-type="float">
            <text:p>235.7</text:p>
          </table:table-cell>
          <table:table-cell table:style-name="ce2" table:formula="of:=[.G8]+0.05" office:value-type="float" office:value="3.14" calcext:value-type="float">
            <text:p>3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8" calcext:value-type="float">
            <text:p>236.8</text:p>
          </table:table-cell>
          <table:table-cell table:style-name="ce2" table:formula="of:=[.G9]+0.05" office:value-type="float" office:value="3.19" calcext:value-type="float">
            <text:p>3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" calcext:value-type="float">
            <text:p>238</text:p>
          </table:table-cell>
          <table:table-cell table:style-name="ce2" table:formula="of:=[.G10]+0.05" office:value-type="float" office:value="3.24" calcext:value-type="float">
            <text:p>3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1" calcext:value-type="float">
            <text:p>239.1</text:p>
          </table:table-cell>
          <table:table-cell table:style-name="ce2" table:formula="of:=[.G11]+0.05" office:value-type="float" office:value="3.29" calcext:value-type="float">
            <text:p>3.2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2" calcext:value-type="float">
            <text:p>240.2</text:p>
          </table:table-cell>
          <table:table-cell table:style-name="ce2" table:formula="of:=[.G12]+0.05" office:value-type="float" office:value="3.34" calcext:value-type="float">
            <text:p>3.3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2" calcext:value-type="float">
            <text:p>241.2</text:p>
          </table:table-cell>
          <table:table-cell table:style-name="ce2" table:formula="of:=[.G13]+0.05" office:value-type="float" office:value="3.39" calcext:value-type="float">
            <text:p>3.3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2" calcext:value-type="float">
            <text:p>242.2</text:p>
          </table:table-cell>
          <table:table-cell table:style-name="ce2" table:formula="of:=[.G14]+0.05" office:value-type="float" office:value="3.44" calcext:value-type="float">
            <text:p>3.4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1" calcext:value-type="float">
            <text:p>243.1</text:p>
          </table:table-cell>
          <table:table-cell table:style-name="ce2" table:formula="of:=[.G15]+0.05" office:value-type="float" office:value="3.49" calcext:value-type="float">
            <text:p>3.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" calcext:value-type="float">
            <text:p>244</text:p>
          </table:table-cell>
          <table:table-cell table:style-name="ce2" table:formula="of:=[.G16]+0.05" office:value-type="float" office:value="3.54" calcext:value-type="float">
            <text:p>3.5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9" calcext:value-type="float">
            <text:p>244.9</text:p>
          </table:table-cell>
          <table:table-cell table:style-name="ce2" table:formula="of:=[.G17]+0.05" office:value-type="float" office:value="3.59" calcext:value-type="float">
            <text:p>3.5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7" calcext:value-type="float">
            <text:p>245.7</text:p>
          </table:table-cell>
          <table:table-cell table:style-name="ce2" table:formula="of:=[.G18]+0.05" office:value-type="float" office:value="3.64" calcext:value-type="float">
            <text:p>3.6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6" calcext:value-type="float">
            <text:p>246.6</text:p>
          </table:table-cell>
          <table:table-cell table:style-name="ce2" table:formula="of:=[.G19]+0.05" office:value-type="float" office:value="3.69" calcext:value-type="float">
            <text:p>3.6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4" calcext:value-type="float">
            <text:p>247.4</text:p>
          </table:table-cell>
          <table:table-cell table:style-name="ce2" table:formula="of:=[.G20]+0.05" office:value-type="float" office:value="3.74" calcext:value-type="float">
            <text:p>3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1" calcext:value-type="float">
            <text:p>248.1</text:p>
          </table:table-cell>
          <table:table-cell table:style-name="ce2" table:formula="of:=[.G21]+0.05" office:value-type="float" office:value="3.79" calcext:value-type="float">
            <text:p>3.7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9" calcext:value-type="float">
            <text:p>248.9</text:p>
          </table:table-cell>
          <table:table-cell table:style-name="ce2" table:formula="of:=[.G22]+0.05" office:value-type="float" office:value="3.84" calcext:value-type="float">
            <text:p>3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6" calcext:value-type="float">
            <text:p>249.6</text:p>
          </table:table-cell>
          <table:table-cell table:style-name="ce2" table:formula="of:=[.G23]+0.05" office:value-type="float" office:value="3.89" calcext:value-type="float">
            <text:p>3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3" calcext:value-type="float">
            <text:p>250.3</text:p>
          </table:table-cell>
          <table:table-cell table:style-name="ce2" table:formula="of:=[.G24]+0.05" office:value-type="float" office:value="3.94" calcext:value-type="float">
            <text:p>3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" calcext:value-type="float">
            <text:p>251</text:p>
          </table:table-cell>
          <table:table-cell table:style-name="ce2" table:formula="of:=[.G25]+0.05" office:value-type="float" office:value="3.99" calcext:value-type="float">
            <text:p>3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7" calcext:value-type="float">
            <text:p>251.7</text:p>
          </table:table-cell>
          <table:table-cell table:style-name="ce2" table:formula="of:=[.G26]+0.05" office:value-type="float" office:value="4.04" calcext:value-type="float">
            <text:p>4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3" calcext:value-type="float">
            <text:p>252.3</text:p>
          </table:table-cell>
          <table:table-cell table:style-name="ce2" table:formula="of:=[.G27]+0.05" office:value-type="float" office:value="4.09" calcext:value-type="float">
            <text:p>4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" calcext:value-type="float">
            <text:p>253</text:p>
          </table:table-cell>
          <table:table-cell table:style-name="ce2" table:formula="of:=[.G28]+0.05" office:value-type="float" office:value="4.14" calcext:value-type="float">
            <text:p>4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6" calcext:value-type="float">
            <text:p>253.6</text:p>
          </table:table-cell>
          <table:table-cell table:style-name="ce2" table:formula="of:=[.G29]+0.05" office:value-type="float" office:value="4.19" calcext:value-type="float">
            <text:p>4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2" calcext:value-type="float">
            <text:p>254.2</text:p>
          </table:table-cell>
          <table:table-cell table:style-name="ce2" table:formula="of:=[.G30]+0.05" office:value-type="float" office:value="4.24" calcext:value-type="float">
            <text:p>4.24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4.8" calcext:value-type="float">
            <text:p>254.8</text:p>
          </table:table-cell>
          <table:table-cell table:style-name="ce2" table:formula="of:=[.G31]+0.05" office:value-type="float" office:value="4.29" calcext:value-type="float">
            <text:p>4.2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.5" calcext:value-type="float">
            <text:p>255.5</text:p>
          </table:table-cell>
          <table:table-cell table:style-name="ce2" table:formula="of:=[.G32]+0.05" office:value-type="float" office:value="4.33999999999999" calcext:value-type="float">
            <text:p>4.33999999999999</text:p>
          </table:table-cell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